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ShannsMono Nerd Font Mono" svg:font-family="'ComicShannsMono Nerd Font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417cm"/>
    </style:style>
    <style:style style:name="co2" style:family="table-column">
      <style:table-column-properties fo:break-before="auto" style:column-width="44.34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ComicShannsMono Nerd Font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33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omicShannsMono Nerd Font Mono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 style:vertical-align="middle"/>
      <style:text-properties fo:color="#000000" style:font-name="ComicShannsMono Nerd Font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4" table:number-columns-repeated="16380"/>
        <table:table-row table:style-name="ro1"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Descrição do desafio: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screva um programa que imprima "Olá, Mundo!" e seu nome em linhas separada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rie variáveis para seu nome, idade e altura. Imprima uma frase combinando-a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lcule o Índice de Massa Corporal (IMC) usando entradas de peso e altura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eça ao usuário dois números e imprima a soma, subtração, multiplicação e divisão dele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Crie um programa que verifique se um número é par ou ímpar.</text:p>
            <text:p/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Implemente um sistema de notas que classifique a pontuação do usuário (A, B, C, D, F)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rie uma lista de 5 frutas e imprima cada uma delas.</text:p>
            <text:p/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Adicione uma fruta, remova outra e ordene a lista em ordem alfabética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Use um laço for para iterar sobre a lista de frutas e imprimir cada item com sua posição. 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Use um laço while para contar de 1 a 10 e imprimir apenas os números pare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Escreva uma função que receba dois números como argumentos e retorne o maior deles.</text:p>
            <text:p/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Crie uma função que receba uma lista de números e calcule a média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Entenda e demonstre a diferença entre variáveis locais e globais em uma função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Importe o módulo math e calcule a área de um círculo com base no raio fornecido pelo usuário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Peça uma frase ao usuário, conte o número de vogais e substitua todos os espaços por sublinhado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Reescreva desafios anteriores usando f-strings para uma formatação de saída mais limpa. 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Crie uma tupla com as coordenadas (latitude, longitude) e demonstre que ela é imutável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Crie um dicionário para armazenar informações de uma pessoa (nome, idade, cidade)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Adicione uma nova chave, atualize um valor e use .keys() e .values() para imprimir as chaves e valores separadamente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Crie dois conjuntos de números e encontre a união, interseção e diferença entre ele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Crie um programa que peça um número, mas use try/except para lidar se o usuário digitar texto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Leitura de Arquivos Crie um arquivo de texto simples (meu_arquivo.txt) e escreva um programa para ler e imprimir seu conteúdo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Modifique o programa do dia anterior para adicionar uma nova linha de texto ao final do arquivo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Crie um script que gere uma senha aleatória de 8 caracteres (letras e números)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Implemente um jogo onde o computador gera um número secreto e o usuário tenta adivinhar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Use uma função lambda com map ou filter para processar uma lista de número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Reescreva um laço for existente usando list comprehension para criar uma nova lista em uma única linha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Crie uma classe Carro com atributos (marca, modelo, ano) e um método para imprimir os detalhe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Crie uma classe Moto que herde da classe Carro e adicione um atributo específico para motos.</text:p>
          </table:table-cell>
          <table:table-cell table:number-columns-repeated="2"/>
          <table:table-cell table:style-name="ce11" table:number-columns-repeated="1638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Combine vários conceitos para criar um programa simples, como uma calculadora que registra as operações em um arquivo de log, ou uma lista de tarefas básica.</text:p>
          </table:table-cell>
          <table:table-cell table:number-columns-repeated="2"/>
          <table:table-cell table:style-name="ce11" table:number-columns-repeated="16380"/>
        </table:table-row>
        <table:table-row table:style-name="ro2" table:number-rows-repeated="1048544">
          <table:table-cell table:number-columns-repeated="4"/>
          <table:table-cell table:style-name="ce11" table:number-columns-repeated="16380"/>
        </table:table-row>
        <table:table-row table:style-name="ro2">
          <table:table-cell table:number-columns-repeated="4"/>
          <table:table-cell table:style-name="ce11" table:number-columns-repeated="16380"/>
        </table:table-row>
      </table:table>
      <table:named-expressions/>
      <table:database-ranges>
        <table:database-range table:name="__Anonymous_Sheet_DB__0" table:target-range-address="Planilha1.A1:Planilha1.B3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ShannsMono Nerd Font Mono" svg:font-family="'ComicShannsMono Nerd Font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8:02:44.116374078</meta:creation-date>
    <dc:date>2025-12-10T19:13:32.291126165</dc:date>
    <meta:editing-duration>PT29S</meta:editing-duration>
    <meta:editing-cycles>1</meta:editing-cycles>
    <meta:document-statistic meta:table-count="1" meta:cell-count="62" meta:object-count="0"/>
    <meta:generator>LibreOffice/25.8.3.2$Linux_X86_64 LibreOffice_project/580$Build-2</meta:generator>
  </office:meta>
</office:document-meta>
</file>